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1cm" svg:stroke-color="#999999" draw:marker-start-width="0.499cm" draw:marker-end-width="0.499cm" draw:fill="none" draw:textarea-horizontal-align="center" draw:textarea-vertical-align="middle" fo:padding-top="0.049cm" fo:padding-bottom="0.049cm" fo:padding-left="0.049cm" fo:padding-right="0.0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="Small_20_Arrow" draw:marker-start-width="0.25cm" draw:marker-end="Small_20_Arrow" draw:marker-end-width="0.2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3cm" svg:stroke-color="#808080" draw:marker-start="Small_20_Arrow" draw:marker-start-width="0.25cm" draw:marker-end="" draw:marker-end-width="0.27cm" draw:fill="none" draw:fill-color="#cfe7f5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width="0.03cm" svg:stroke-color="#808080" draw:marker-start="Small_20_Arrow" draw:marker-start-width="0.25cm" draw:marker-end="" draw:marker-end-width="0.27cm" draw:fill="none" draw:fill-color="#cfe7f5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6" style:family="graphic" style:parent-style-name="standard">
      <style:graphic-properties draw:stroke="solid" svg:stroke-width="0.03cm" svg:stroke-color="#808080" draw:marker-start="" draw:marker-start-width="0.25cm" draw:marker-end="Small_20_Arrow" draw:marker-end-width="0.25cm" draw:fill="none" draw:fill-color="#cfe7f5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width="0.03cm" svg:stroke-color="#808080" draw:marker-start="" draw:marker-start-width="0.25cm" draw:marker-end="Small_20_Arrow" draw:marker-end-width="0.25cm" draw:fill="none" draw:fill-color="#cfe7f5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draw:stroke="dash" draw:stroke-dash="Ultrafine_20_Dashed" svg:stroke-width="0.03cm" svg:stroke-color="#808080" draw:marker-start="Small_20_Arrow" draw:marker-start-width="0.25cm" draw:marker-end="Small_20_Arrow" draw:marker-end-width="0.25cm" draw:fill="none" draw:fill-color="#cfe7f5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width="0.03cm" svg:stroke-color="#808080" draw:marker-start="Small_20_Arrow" draw:marker-start-width="0.25cm" draw:marker-end="Small_20_Arrow" draw:marker-end-width="0.25cm" draw:fill="none" draw:fill-color="#cfe7f5" draw:textarea-horizontal-align="right" draw:auto-grow-height="true" draw:auto-grow-width="true" fo:min-height="0cm" fo:min-width="0cm" fo:padding-top="0.14cm" fo:padding-bottom="0.14cm" fo:padding-left="0.265cm" fo:padding-right="0.265cm"/>
    </style:style>
    <style:style style:name="gr10" style:family="graphic" style:parent-style-name="standard">
      <style:graphic-properties draw:stroke="dash" draw:stroke-dash="Ultrafine_20_Dashed" svg:stroke-width="0.03cm" svg:stroke-color="#808080" draw:marker-start="Small_20_Arrow" draw:marker-start-width="0.25cm" draw:marker-end="" draw:marker-end-width="0.25cm" draw:fill="none" draw:fill-color="#cfe7f5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width="0.03cm" svg:stroke-color="#808080" draw:marker-start="" draw:marker-start-width="0.25cm" draw:marker-end="Small_20_Arrow" draw:marker-end-width="0.25cm" draw:fill="none" draw:fill-color="#cfe7f5" draw:textarea-horizontal-align="right" draw:auto-grow-height="true" draw:auto-grow-width="true" fo:min-height="0cm" fo:min-width="0cm" fo:padding-top="0.14cm" fo:padding-bottom="0.14cm" fo:padding-left="0.265cm" fo:padding-right="0.265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name="FlashMem VIP" draw:style-name="gr1" draw:text-style-name="P1" draw:layer="layout" svg:width="6cm" svg:height="12.68cm" svg:x="7.126cm" svg:y="8.682cm">
              <svg:title>FlashMem VIP</svg:title>
              <text:p/>
            </draw:rect>
            <draw:frame draw:style-name="gr2" draw:text-style-name="P2" draw:layer="layout" svg:width="4.663cm" svg:height="0.963cm" svg:x="7.799cm" svg:y="9.54cm">
              <draw:text-box>
                <text:p text:style-name="P2">FlashMem VIP</text:p>
              </draw:text-box>
            </draw:frame>
            <draw:g>
              <draw:line draw:style-name="gr3" draw:text-style-name="P1" draw:layer="layout" svg:x1="13.13cm" svg:y1="9.48cm" svg:x2="15.13cm" svg:y2="9.48cm">
                <text:p/>
              </draw:line>
              <draw:frame draw:style-name="gr2" draw:text-style-name="P3" draw:layer="layout" svg:width="1.374cm" svg:height="0.725cm" svg:x="15.23cm" svg:y="9.18cm">
                <draw:text-box>
                  <text:p><text:span text:style-name="T1">DQ0</text:span></text:p>
                </draw:text-box>
              </draw:frame>
            </draw:g>
            <draw:g>
              <draw:line draw:style-name="gr3" draw:text-style-name="P1" draw:layer="layout" svg:x1="13.13cm" svg:y1="10.48cm" svg:x2="15.13cm" svg:y2="10.48cm">
                <text:p/>
              </draw:line>
              <draw:frame draw:style-name="gr2" draw:text-style-name="P3" draw:layer="layout" svg:width="1.658cm" svg:height="0.725cm" svg:x="15.23cm" svg:y="10.18cm">
                <draw:text-box>
                  <text:p><text:span text:style-name="T1">DQS0</text:span></text:p>
                </draw:text-box>
              </draw:frame>
            </draw:g>
            <draw:g>
              <draw:line draw:style-name="gr3" draw:text-style-name="P1" draw:layer="layout" svg:x1="13.13cm" svg:y1="11.48cm" svg:x2="15.13cm" svg:y2="11.48cm">
                <text:p/>
              </draw:line>
              <draw:frame draw:style-name="gr2" draw:text-style-name="P3" draw:layer="layout" svg:width="1.188cm" svg:height="0.725cm" svg:x="15.23cm" svg:y="11.18cm">
                <draw:text-box>
                  <text:p><text:span text:style-name="T1">IO0</text:span></text:p>
                </draw:text-box>
              </draw:frame>
            </draw:g>
            <draw:g>
              <draw:line draw:style-name="gr4" draw:text-style-name="P4" draw:layer="layout" svg:x1="13.13cm" svg:y1="12.48cm" svg:x2="15.13cm" svg:y2="12.48cm">
                <text:p/>
              </draw:line>
              <draw:frame draw:style-name="gr5" draw:text-style-name="P4" draw:layer="layout" svg:width="1.595cm" svg:height="0.755cm" svg:x="15.23cm" svg:y="12.18cm">
                <draw:text-box>
                  <text:p text:style-name="P2"><text:span text:style-name="T2">RE_n</text:span></text:p>
                </draw:text-box>
              </draw:frame>
            </draw:g>
            <draw:g>
              <draw:line draw:style-name="gr4" draw:text-style-name="P4" draw:layer="layout" svg:x1="13.13cm" svg:y1="13.48cm" svg:x2="15.13cm" svg:y2="13.48cm">
                <text:p/>
              </draw:line>
              <draw:frame draw:style-name="gr5" draw:text-style-name="P4" draw:layer="layout" svg:width="1.73cm" svg:height="0.755cm" svg:x="15.23cm" svg:y="13.18cm">
                <draw:text-box>
                  <text:p text:style-name="P2"><text:span text:style-name="T2">WR_n</text:span></text:p>
                </draw:text-box>
              </draw:frame>
            </draw:g>
            <draw:g>
              <draw:line draw:style-name="gr4" draw:text-style-name="P4" draw:layer="layout" svg:x1="13.13cm" svg:y1="14.48cm" svg:x2="15.13cm" svg:y2="14.48cm">
                <text:p/>
              </draw:line>
              <draw:frame draw:style-name="gr5" draw:text-style-name="P4" draw:layer="layout" svg:width="1.595cm" svg:height="0.755cm" svg:x="15.23cm" svg:y="14.18cm">
                <draw:text-box>
                  <text:p text:style-name="P2"><text:span text:style-name="T2">CE_n</text:span></text:p>
                </draw:text-box>
              </draw:frame>
            </draw:g>
            <draw:g>
              <draw:line draw:style-name="gr4" draw:text-style-name="P4" draw:layer="layout" svg:x1="13.13cm" svg:y1="15.48cm" svg:x2="15.13cm" svg:y2="15.48cm">
                <text:p/>
              </draw:line>
              <draw:frame draw:style-name="gr5" draw:text-style-name="P4" draw:layer="layout" svg:width="1.358cm" svg:height="0.755cm" svg:x="15.23cm" svg:y="15.18cm">
                <draw:text-box>
                  <text:p text:style-name="P2"><text:span text:style-name="T2">CLE</text:span></text:p>
                </draw:text-box>
              </draw:frame>
            </draw:g>
            <draw:g>
              <draw:line draw:style-name="gr4" draw:text-style-name="P4" draw:layer="layout" svg:x1="13.13cm" svg:y1="16.48cm" svg:x2="15.13cm" svg:y2="16.48cm">
                <text:p/>
              </draw:line>
              <draw:frame draw:style-name="gr5" draw:text-style-name="P4" draw:layer="layout" svg:width="1.336cm" svg:height="0.755cm" svg:x="15.23cm" svg:y="16.18cm">
                <draw:text-box>
                  <text:p text:style-name="P2"><text:span text:style-name="T2">ALE</text:span></text:p>
                </draw:text-box>
              </draw:frame>
            </draw:g>
            <draw:g>
              <draw:line draw:style-name="gr4" draw:text-style-name="P4" draw:layer="layout" svg:x1="13.13cm" svg:y1="17.48cm" svg:x2="15.13cm" svg:y2="17.48cm">
                <text:p/>
              </draw:line>
              <draw:frame draw:style-name="gr5" draw:text-style-name="P4" draw:layer="layout" svg:width="1.709cm" svg:height="0.755cm" svg:x="15.23cm" svg:y="17.18cm">
                <draw:text-box>
                  <text:p text:style-name="P2"><text:span text:style-name="T2">WE_n</text:span></text:p>
                </draw:text-box>
              </draw:frame>
            </draw:g>
            <draw:g>
              <draw:line draw:style-name="gr4" draw:text-style-name="P4" draw:layer="layout" svg:x1="13.13cm" svg:y1="18.48cm" svg:x2="15.13cm" svg:y2="18.48cm">
                <text:p/>
              </draw:line>
              <draw:frame draw:style-name="gr5" draw:text-style-name="P4" draw:layer="layout" svg:width="1.713cm" svg:height="0.755cm" svg:x="15.23cm" svg:y="18.18cm">
                <draw:text-box>
                  <text:p text:style-name="P2"><text:span text:style-name="T2">CLK_t</text:span></text:p>
                </draw:text-box>
              </draw:frame>
            </draw:g>
            <draw:g>
              <draw:line draw:style-name="gr4" draw:text-style-name="P4" draw:layer="layout" svg:x1="13.13cm" svg:y1="19.48cm" svg:x2="15.13cm" svg:y2="19.48cm">
                <text:p/>
              </draw:line>
              <draw:frame draw:style-name="gr5" draw:text-style-name="P4" draw:layer="layout" svg:width="1.709cm" svg:height="0.755cm" svg:x="15.23cm" svg:y="19.18cm">
                <draw:text-box>
                  <text:p text:style-name="P2"><text:span text:style-name="T2">WP_n</text:span></text:p>
                </draw:text-box>
              </draw:frame>
            </draw:g>
            <draw:g>
              <draw:line draw:style-name="gr6" draw:text-style-name="P4" draw:layer="layout" svg:x1="13.13cm" svg:y1="20.48cm" svg:x2="15.13cm" svg:y2="20.48cm">
                <text:p/>
              </draw:line>
              <draw:frame draw:style-name="gr7" draw:text-style-name="P6" draw:layer="layout" svg:width="1.595cm" svg:height="0.755cm" svg:x="15.23cm" svg:y="20.18cm">
                <draw:text-box>
                  <text:p text:style-name="P5"><text:span text:style-name="T2">RB_n</text:span></text:p>
                </draw:text-box>
              </draw:frame>
            </draw:g>
            <draw:g>
              <draw:line draw:style-name="gr8" draw:text-style-name="P4" draw:layer="layout" svg:x1="5.132cm" svg:y1="9.475cm" svg:x2="7.132cm" svg:y2="9.475cm">
                <text:p/>
              </draw:line>
              <draw:frame draw:style-name="gr9" draw:text-style-name="P4" draw:layer="layout" svg:width="1.362cm" svg:height="0.755cm" svg:x="3.67cm" svg:y="9.18cm">
                <draw:text-box>
                  <text:p text:style-name="P2"><text:span text:style-name="T2">data</text:span></text:p>
                </draw:text-box>
              </draw:frame>
            </draw:g>
            <draw:g>
              <draw:line draw:style-name="gr8" draw:text-style-name="P4" draw:layer="layout" svg:x1="5.134cm" svg:y1="10.475cm" svg:x2="7.134cm" svg:y2="10.475cm">
                <text:p/>
              </draw:line>
              <draw:frame draw:style-name="gr9" draw:text-style-name="P4" draw:layer="layout" svg:width="1.074cm" svg:height="0.755cm" svg:x="3.96cm" svg:y="10.18cm">
                <draw:text-box>
                  <text:p text:style-name="P2"><text:span text:style-name="T2">cle</text:span></text:p>
                </draw:text-box>
              </draw:frame>
            </draw:g>
            <draw:g>
              <draw:line draw:style-name="gr8" draw:text-style-name="P4" draw:layer="layout" svg:x1="5.129cm" svg:y1="11.475cm" svg:x2="7.129cm" svg:y2="11.475cm">
                <text:p/>
              </draw:line>
              <draw:frame draw:style-name="gr9" draw:text-style-name="P4" draw:layer="layout" svg:width="1.099cm" svg:height="0.755cm" svg:x="3.93cm" svg:y="11.18cm">
                <draw:text-box>
                  <text:p text:style-name="P2"><text:span text:style-name="T2">ale</text:span></text:p>
                </draw:text-box>
              </draw:frame>
            </draw:g>
            <draw:g>
              <draw:line draw:style-name="gr8" draw:text-style-name="P4" draw:layer="layout" svg:x1="5.129cm" svg:y1="12.475cm" svg:x2="7.129cm" svg:y2="12.475cm">
                <text:p/>
              </draw:line>
              <draw:frame draw:style-name="gr9" draw:text-style-name="P4" draw:layer="layout" svg:width="1.209cm" svg:height="0.755cm" svg:x="3.82cm" svg:y="12.18cm">
                <draw:text-box>
                  <text:p text:style-name="P2"><text:span text:style-name="T2">rnw</text:span></text:p>
                </draw:text-box>
              </draw:frame>
            </draw:g>
            <draw:g>
              <draw:frame draw:style-name="gr9" draw:text-style-name="P4" draw:layer="layout" svg:width="1.146cm" svg:height="0.755cm" svg:x="3.88cm" svg:y="13.18cm">
                <draw:text-box>
                  <text:p text:style-name="P2"><text:span text:style-name="T2">rnb</text:span></text:p>
                </draw:text-box>
              </draw:frame>
              <draw:line draw:style-name="gr8" draw:text-style-name="P4" draw:layer="layout" svg:x1="5.126cm" svg:y1="13.35cm" svg:x2="7.126cm" svg:y2="13.35cm">
                <text:p/>
              </draw:line>
            </draw:g>
          </draw:g>
          <draw:g>
            <draw:line draw:style-name="gr6" draw:text-style-name="P4" draw:layer="layout" svg:x1="10.63cm" svg:y1="7.803cm" svg:x2="13.63cm" svg:y2="7.803cm">
              <text:p/>
            </draw:line>
            <draw:frame draw:style-name="gr7" draw:text-style-name="P4" draw:layer="layout" svg:width="1.899cm" svg:height="0.755cm" svg:x="13.73cm" svg:y="7.503cm">
              <draw:text-box>
                <text:p text:style-name="P2"><text:span text:style-name="T2">to DUV</text:span></text:p>
              </draw:text-box>
            </draw:frame>
          </draw:g>
          <draw:g>
            <draw:line draw:style-name="gr10" draw:text-style-name="P4" draw:layer="layout" svg:x1="6.63cm" svg:y1="7.798cm" svg:x2="9.63cm" svg:y2="7.798cm">
              <text:p/>
            </draw:line>
            <draw:frame draw:style-name="gr11" draw:text-style-name="P4" draw:layer="layout" svg:width="1.544cm" svg:height="0.755cm" svg:x="4.986cm" svg:y="7.503cm">
              <draw:text-box>
                <text:p text:style-name="P2"><text:span text:style-name="T2">to TB</text:span></text:p>
              </draw:text-box>
            </draw:frame>
          </draw:g>
        </draw:g>
      </draw:page>
      <draw:page draw:name="page2" draw:style-name="dp1" draw:master-page-name="Default">
        <draw:g>
          <draw:line draw:style-name="gr3" draw:text-style-name="P1" draw:layer="layout" svg:x1="13.807cm" svg:y1="5.175cm" svg:x2="15.807cm" svg:y2="5.175cm">
            <text:p/>
          </draw:line>
          <draw:frame draw:style-name="gr2" draw:text-style-name="P3" draw:layer="layout" svg:width="1.802cm" svg:height="0.725cm" svg:x="15.907cm" svg:y="4.875cm">
            <draw:text-box>
              <text:p><text:span text:style-name="T1">IO Bus</text:span></text:p>
            </draw:text-box>
          </draw:frame>
        </draw:g>
        <draw:g>
          <draw:line draw:style-name="gr4" draw:text-style-name="P4" draw:layer="layout" svg:x1="13.809cm" svg:y1="3.02cm" svg:x2="15.809cm" svg:y2="3.02cm">
            <text:p/>
          </draw:line>
          <draw:frame draw:style-name="gr5" draw:text-style-name="P4" draw:layer="layout" svg:width="1.48cm" svg:height="0.755cm" svg:x="15.909cm" svg:y="2.72cm">
            <draw:text-box>
              <text:p text:style-name="P2"><text:span text:style-name="T2">Input</text:span></text:p>
            </draw:text-box>
          </draw:frame>
        </draw:g>
        <draw:g>
          <draw:line draw:style-name="gr6" draw:text-style-name="P4" draw:layer="layout" svg:x1="13.799cm" svg:y1="3.975cm" svg:x2="15.799cm" svg:y2="3.975cm">
            <text:p/>
          </draw:line>
          <draw:frame draw:style-name="gr7" draw:text-style-name="P4" draw:layer="layout" svg:width="1.81cm" svg:height="0.755cm" svg:x="15.899cm" svg:y="3.675cm">
            <draw:text-box>
              <text:p text:style-name="P2"><text:span text:style-name="T2">Output</text:span></text:p>
            </draw:text-box>
          </draw:frame>
        </draw:g>
        <draw:g>
          <draw:line draw:style-name="gr10" draw:text-style-name="P4" draw:layer="layout" svg:x1="4.509cm" svg:y1="4.02cm" svg:x2="6.509cm" svg:y2="4.02cm">
            <text:p/>
          </draw:line>
          <draw:frame draw:style-name="gr11" draw:text-style-name="P4" draw:layer="layout" svg:width="1.709cm" svg:height="0.755cm" svg:x="2.7cm" svg:y="3.725cm">
            <draw:text-box>
              <text:p text:style-name="P2"><text:span text:style-name="T2">Sign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3T11:11:01.55</meta:creation-date>
    <dc:date>2012-03-28T13:43:50.24</dc:date>
    <meta:editing-duration>P2DT22H42M27S</meta:editing-duration>
    <meta:editing-cycles>5</meta:editing-cycles>
    <meta:generator>LibreOffice/3.5$Windows_x86 LibreOffice_project/dc9775d-05ecbee-0851ad3-1586698-727bf66</meta:generator>
    <dc:creator>Oliver A. Gubler</dc:creator>
    <meta:document-statistic meta:object-count="73"/>
  </office:meta>
</office:document-meta>
</file>